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Verdana, Arial, sans-serif"/>
    <style:font-face style:name="PT Sans" svg:font-family="'PT Sans', Verdana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apple-system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0" fo:text-indent="0cm" style:auto-text-indent="false"/>
      <style:text-properties officeooo:paragraph-rsid="00224477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0" fo:text-indent="0cm" style:auto-text-indent="false"/>
      <style:text-properties officeooo:paragraph-rsid="00273107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5d8a3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73107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a6007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c3178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 officeooo:paragraph-rsid="00273107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 officeooo:paragraph-rsid="002a6007"/>
    </style:style>
    <style:style style:name="P11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f8f8f8" fo:padding-left="0.049cm" fo:padding-right="0cm" fo:padding-top="0.049cm" fo:padding-bottom="0.049cm" fo:border-left="0.06pt solid #dee2e6" fo:border-right="none" fo:border-top="0.06pt solid #dee2e6" fo:border-bottom="0.06pt solid #dee2e6"/>
      <style:text-properties officeooo:paragraph-rsid="0025d8a3"/>
    </style:style>
    <style:style style:name="P12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f8f8f8" fo:padding-left="0.049cm" fo:padding-right="0cm" fo:padding-top="0.049cm" fo:padding-bottom="0.049cm" fo:border-left="0.06pt solid #dee2e6" fo:border-right="none" fo:border-top="0.06pt solid #dee2e6" fo:border-bottom="0.06pt solid #dee2e6"/>
      <style:text-properties officeooo:paragraph-rsid="00273107"/>
    </style:style>
    <style:style style:name="P13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f8f8f8" fo:padding-left="0.049cm" fo:padding-right="0cm" fo:padding-top="0.049cm" fo:padding-bottom="0.049cm" fo:border-left="0.06pt solid #dee2e6" fo:border-right="none" fo:border-top="0.06pt solid #dee2e6" fo:border-bottom="0.06pt solid #dee2e6"/>
      <style:text-properties officeooo:paragraph-rsid="002a6007"/>
    </style:style>
    <style:style style:name="P14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f8f8f8" fo:padding-left="0.049cm" fo:padding-right="0cm" fo:padding-top="0.049cm" fo:padding-bottom="0.049cm" fo:border-left="0.06pt solid #dee2e6" fo:border-right="none" fo:border-top="0.06pt solid #dee2e6" fo:border-bottom="0.06pt solid #dee2e6"/>
    </style:style>
    <style:style style:name="P15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f8f8f8" fo:padding-left="0.049cm" fo:padding-right="0cm" fo:padding-top="0.049cm" fo:padding-bottom="0.049cm" fo:border-left="0.06pt solid #dee2e6" fo:border-right="none" fo:border-top="0.06pt solid #dee2e6" fo:border-bottom="0.06pt solid #dee2e6"/>
      <style:text-properties fo:font-size="15pt" fo:font-style="italic" style:text-underline-style="solid" style:text-underline-width="auto" style:text-underline-color="font-color" fo:font-weight="bold" officeooo:paragraph-rsid="002a6007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 officeooo:paragraph-rsid="00273107"/>
    </style:style>
    <style:style style:name="P17" style:family="paragraph" style:parent-style-name="Standard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273107"/>
    </style:style>
    <style:style style:name="P18" style:family="paragraph" style:parent-style-name="Standard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 officeooo:paragraph-rsid="00273107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87728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24477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59233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73107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21d65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22f85c" officeooo:paragraph-rsid="0025d8a3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 officeooo:rsid="00275bfa" officeooo:paragraph-rsid="0025d8a3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5pt" fo:font-style="italic" style:text-underline-style="solid" style:text-underline-width="auto" style:text-underline-color="font-color" fo:font-weight="bold" officeooo:paragraph-rsid="002a6007" style:font-size-asian="15pt" style:font-style-asian="italic" style:font-weight-asian="bold" style:font-size-complex="15pt" style:font-style-complex="italic" style:font-weight-complex="bold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fo:font-weight="bold" officeooo:rsid="00319c31" officeooo:paragraph-rsid="00319c31" style:font-weight-asian="bold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fo:background-color="#ffff00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officeooo:rsid="00334d20" officeooo:paragraph-rsid="00334d20" fo:background-color="#ffff00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officeooo:rsid="0033cb54" officeooo:paragraph-rsid="0033cb54" fo:background-color="#ffff00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fo:font-size="15pt" fo:font-weight="bold" fo:background-color="#ffff00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fo:font-size="12pt" officeooo:paragraph-rsid="00321d65" style:font-size-asian="12pt" style:font-size-complex="12pt"/>
    </style:style>
    <style:style style:name="P3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officeooo:rsid="0033cb54" officeooo:paragraph-rsid="0033cb54" fo:background-color="transparent"/>
    </style:style>
    <style:style style:name="P38" style:family="paragraph" style:parent-style-name="Heading_20_2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212529" style:font-name="apple-system1" fo:letter-spacing="normal" fo:font-style="normal" fo:font-weight="normal" officeooo:paragraph-rsid="002a6007"/>
    </style:style>
    <style:style style:name="P39" style:family="paragraph" style:parent-style-name="Preformatted_20_Text">
      <loext:graphic-properties draw:fill="solid" draw:fill-color="#f8f8f8" draw:opacity="100%"/>
      <style:paragraph-properties fo:margin-top="0cm" fo:margin-bottom="0.247cm" loext:contextual-spacing="false" fo:text-align="start" style:justify-single-word="false" fo:orphans="2" fo:widows="2" fo:background-color="#f8f8f8" fo:padding-left="0.049cm" fo:padding-right="0cm" fo:padding-top="0.049cm" fo:padding-bottom="0.049cm" fo:border-left="0.06pt solid #dee2e6" fo:border-right="none" fo:border-top="0.06pt solid #dee2e6" fo:border-bottom="0.06pt solid #dee2e6"/>
      <style:text-properties officeooo:paragraph-rsid="0025d8a3"/>
    </style:style>
    <style:style style:name="P40" style:family="paragraph" style:parent-style-name="Preformatted_20_Text">
      <loext:graphic-properties draw:fill="solid" draw:fill-color="#f8f8f8" draw:opacity="100%"/>
      <style:paragraph-properties fo:margin-top="0cm" fo:margin-bottom="0.247cm" loext:contextual-spacing="false" fo:text-align="start" style:justify-single-word="false" fo:orphans="2" fo:widows="2" fo:background-color="#f8f8f8" fo:padding-left="0.049cm" fo:padding-right="0cm" fo:padding-top="0.049cm" fo:padding-bottom="0.049cm" fo:border-left="0.06pt solid #dee2e6" fo:border-right="none" fo:border-top="0.06pt solid #dee2e6" fo:border-bottom="0.06pt solid #dee2e6"/>
      <style:text-properties officeooo:paragraph-rsid="00273107"/>
    </style:style>
    <style:style style:name="P41" style:family="paragraph" style:parent-style-name="Preformatted_20_Text">
      <loext:graphic-properties draw:fill="solid" draw:fill-color="#f8f8f8" draw:opacity="100%"/>
      <style:paragraph-properties fo:margin-top="0cm" fo:margin-bottom="0.247cm" loext:contextual-spacing="false" fo:text-align="start" style:justify-single-word="false" fo:orphans="2" fo:widows="2" fo:background-color="#f8f8f8" fo:padding-left="0.049cm" fo:padding-right="0cm" fo:padding-top="0.049cm" fo:padding-bottom="0.049cm" fo:border-left="0.06pt solid #dee2e6" fo:border-right="none" fo:border-top="0.06pt solid #dee2e6" fo:border-bottom="0.06pt solid #dee2e6"/>
      <style:text-properties officeooo:paragraph-rsid="002a6007"/>
    </style:style>
    <style:style style:name="P42" style:family="paragraph" style:parent-style-name="Preformatted_20_Text">
      <loext:graphic-properties draw:fill="solid" draw:fill-color="#f8f8f8" draw:opacity="100%"/>
      <style:paragraph-properties fo:margin-top="0cm" fo:margin-bottom="0.247cm" loext:contextual-spacing="false" fo:text-align="start" style:justify-single-word="false" fo:orphans="2" fo:widows="2" fo:background-color="#f8f8f8" fo:padding-left="0.049cm" fo:padding-right="0cm" fo:padding-top="0.049cm" fo:padding-bottom="0.049cm" fo:border-left="0.06pt solid #dee2e6" fo:border-right="none" fo:border-top="0.06pt solid #dee2e6" fo:border-bottom="0.06pt solid #dee2e6"/>
    </style:style>
    <style:style style:name="P43" style:family="paragraph" style:parent-style-name="Standard">
      <loext:graphic-properties draw:fill="solid" draw:fill-color="#f8f8f8" draw:opacity="100%"/>
      <style:paragraph-properties fo:margin-top="0cm" fo:margin-bottom="0.247cm" loext:contextual-spacing="false" fo:text-align="start" style:justify-single-word="false" fo:orphans="2" fo:widows="2" fo:background-color="#f8f8f8" fo:padding-left="0.049cm" fo:padding-right="0cm" fo:padding-top="0.049cm" fo:padding-bottom="0.049cm" fo:border-left="0.06pt solid #dee2e6" fo:border-right="none" fo:border-top="0.06pt solid #dee2e6" fo:border-bottom="0.06pt solid #dee2e6"/>
      <style:text-properties officeooo:paragraph-rsid="002a6007"/>
    </style:style>
    <style:style style:name="P44" style:family="paragraph" style:parent-style-name="Standard">
      <style:text-properties fo:font-variant="normal" fo:text-transform="none" fo:color="#212529" style:font-name="apple-system1" fo:font-size="12pt" fo:letter-spacing="normal" fo:font-style="normal" fo:font-weight="normal" officeooo:rsid="00275bfa" officeooo:paragraph-rsid="0025d8a3"/>
    </style:style>
    <style:style style:name="P45" style:family="paragraph" style:parent-style-name="Standard">
      <style:text-properties officeooo:paragraph-rsid="0025d8a3"/>
    </style:style>
    <style:style style:name="P46" style:family="paragraph" style:parent-style-name="Standard">
      <style:text-properties officeooo:paragraph-rsid="002a6007"/>
    </style:style>
    <style:style style:name="P47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apple-system1" fo:font-size="12pt" fo:letter-spacing="normal" fo:font-style="normal" fo:font-weight="normal" officeooo:paragraph-rsid="00273107"/>
    </style:style>
    <style:style style:name="P48" style:family="paragraph" style:parent-style-name="Text_20_body" style:list-style-name="L1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 officeooo:paragraph-rsid="00273107"/>
    </style:style>
    <style:style style:name="P4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officeooo:rsid="0033cb54" officeooo:paragraph-rsid="0033cb54" fo:background-color="transparent"/>
    </style:style>
    <style:style style:name="P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officeooo:rsid="0033cb54" officeooo:paragraph-rsid="0033cb54" fo:background-color="#ffff00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Ubuntu" fo:font-size="15pt" fo:font-weight="bold" officeooo:rsid="0033cb54" officeooo:paragraph-rsid="0033cb54" fo:background-color="#ffff00" style:font-size-asian="15pt" style:font-weight-asian="bold" style:font-size-complex="15pt" style:font-weight-complex="bold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Ubuntu" officeooo:rsid="003636cf" officeooo:paragraph-rsid="003636cf"/>
    </style:style>
    <style:style style:name="T1" style:family="text">
      <style:text-properties fo:font-variant="normal" fo:text-transform="none" fo:color="#6c757d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2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12529" style:font-name="apple-system" fo:font-size="12pt" fo:letter-spacing="normal" fo:font-weight="normal"/>
    </style:style>
    <style:style style:name="T4" style:family="text">
      <style:text-properties fo:font-variant="normal" fo:text-transform="none" fo:color="#212529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6" style:family="text">
      <style:text-properties fo:font-variant="normal" fo:text-transform="none" fo:color="#212529" style:font-name="apple-system1" fo:font-size="12pt" fo:letter-spacing="normal" fo:font-style="normal" style:text-underline-style="none" fo:font-weight="bold" officeooo:rsid="0017f976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12529" style:font-name="apple-system1" fo:font-size="12pt" fo:letter-spacing="normal" fo:font-style="normal" style:text-underline-style="none" fo:font-weight="normal" officeooo:rsid="0017f976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212529" style:font-name="apple-system1" fo:font-size="12pt" fo:letter-spacing="normal" fo:font-style="normal" style:text-underline-style="none" fo:font-weight="normal" officeooo:rsid="001a4f02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212529" style:font-name="apple-system1" fo:font-size="12pt" fo:letter-spacing="normal" fo:font-style="normal" style:text-underline-style="none" fo:font-weight="normal" officeooo:rsid="001a4f02" style:font-weight-asian="bold" style:font-weight-complex="bold"/>
    </style:style>
    <style:style style:name="T10" style:family="text">
      <style:text-properties fo:font-variant="normal" fo:text-transform="none" fo:color="#212529" style:font-name="apple-system1" fo:font-size="12pt" fo:letter-spacing="normal" fo:font-style="normal" style:text-underline-style="none" fo:font-weight="normal" officeooo:rsid="00273107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variant="normal" fo:text-transform="none" fo:color="#212529" style:font-name="apple-system1" fo:font-size="12pt" fo:letter-spacing="normal" fo:font-style="normal" fo:font-weight="normal"/>
    </style:style>
    <style:style style:name="T12" style:family="text">
      <style:text-properties fo:font-variant="normal" fo:text-transform="none" fo:color="#212529" style:font-name="apple-system1" fo:font-size="12pt" fo:letter-spacing="normal" fo:font-style="normal" fo:font-weight="normal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3" style:family="text">
      <style:text-properties fo:font-variant="normal" fo:text-transform="none" fo:color="#212529" style:font-name="apple-system1" fo:font-size="12pt" fo:letter-spacing="normal" fo:font-style="normal" fo:font-weight="normal" officeooo:rsid="00259233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4" style:family="text">
      <style:text-properties fo:font-variant="normal" fo:text-transform="none" fo:color="#212529" style:font-name="apple-system1" fo:font-size="12pt" fo:letter-spacing="normal" fo:font-style="normal" fo:font-weight="normal" officeooo:rsid="0022f85c" fo:background-color="#ffff00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5" style:family="text">
      <style:text-properties fo:font-variant="normal" fo:text-transform="none" fo:color="#212529" style:font-name="apple-system1" fo:font-size="12pt" fo:letter-spacing="normal" fo:font-style="normal" fo:font-weight="normal" officeooo:rsid="0025ca4d" fo:background-color="#ffff00" loext:char-shading-value="0"/>
    </style:style>
    <style:style style:name="T16" style:family="text">
      <style:text-properties fo:font-variant="normal" fo:text-transform="none" fo:color="#212529" style:font-name="apple-system1" fo:font-size="12pt" fo:letter-spacing="normal" fo:font-style="normal" fo:font-weight="normal" officeooo:rsid="0022f85c" fo:background-color="transparent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7" style:family="text">
      <style:text-properties fo:font-variant="normal" fo:text-transform="none" fo:color="#212529" style:font-name="apple-system1" fo:font-size="12pt" fo:letter-spacing="normal" fo:font-style="normal" fo:font-weight="normal" officeooo:rsid="0025ca4d" fo:background-color="transparent" loext:char-shading-value="0"/>
    </style:style>
    <style:style style:name="T18" style:family="text">
      <style:text-properties fo:font-variant="normal" fo:text-transform="none" fo:color="#212529" style:font-name="apple-system1" fo:font-size="12pt" fo:letter-spacing="normal" fo:font-style="normal" fo:font-weight="normal" officeooo:rsid="00275bfa" fo:background-color="transparent" loext:char-shading-value="0"/>
    </style:style>
    <style:style style:name="T19" style:family="text">
      <style:text-properties fo:font-variant="normal" fo:text-transform="none" fo:color="#212529" style:font-name="apple-system1" fo:font-size="12pt" fo:letter-spacing="normal" fo:font-style="normal" fo:font-weight="normal" officeooo:rsid="00275bfa"/>
    </style:style>
    <style:style style:name="T20" style:family="text">
      <style:text-properties fo:font-variant="normal" fo:text-transform="none" fo:color="#212529" style:font-name="apple-system1" fo:font-size="12pt" fo:letter-spacing="normal" fo:font-style="normal" fo:font-weight="bold"/>
    </style:style>
    <style:style style:name="T21" style:family="text">
      <style:text-properties fo:font-variant="normal" fo:text-transform="none" fo:color="#212529" style:font-name="apple-system1" fo:font-size="12pt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212529" style:font-name="apple-system1" fo:font-size="12pt" fo:letter-spacing="normal" fo:font-style="normal" fo:font-weight="bold" fo:background-color="#ffff00" loext:char-shading-value="0"/>
    </style:style>
    <style:style style:name="T23" style:family="text">
      <style:text-properties fo:font-variant="normal" fo:text-transform="none" fo:color="#212529" style:font-name="apple-system1" fo:font-size="12pt" fo:letter-spacing="normal" fo:font-style="normal" fo:font-weight="bold" officeooo:rsid="00259233" fo:background-color="#ffff00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4" style:family="text">
      <style:text-properties fo:font-variant="normal" fo:text-transform="none" fo:color="#212529" style:font-name="apple-system1" fo:font-size="12pt" fo:letter-spacing="normal" fo:font-style="normal" fo:font-weight="bold" officeooo:rsid="0025ca4d" fo:background-color="#ffff00" loext:char-shading-value="0"/>
    </style:style>
    <style:style style:name="T25" style:family="text">
      <style:text-properties fo:font-variant="normal" fo:text-transform="none" fo:color="#212529" style:font-name="apple-system1" fo:font-size="12pt" fo:letter-spacing="normal" fo:font-style="normal" fo:font-weight="bold" officeooo:rsid="00259233" fo:background-color="transparent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6" style:family="text">
      <style:text-properties fo:font-variant="normal" fo:text-transform="none" fo:color="#212529" style:font-name="apple-system1" fo:font-size="15pt" fo:letter-spacing="normal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27" style:family="text">
      <style:text-properties fo:font-variant="normal" fo:text-transform="none" fo:color="#212529" style:font-name="apple-system1" fo:font-size="15pt" fo:letter-spacing="normal" fo:font-style="italic" style:text-underline-style="solid" style:text-underline-width="auto" style:text-underline-color="font-color" fo:font-weight="bold" officeooo:rsid="00273107" style:font-size-asian="15pt" style:font-style-asian="italic" style:font-weight-asian="bold" style:font-size-complex="15pt" style:font-style-complex="italic" style:font-weight-complex="bold"/>
    </style:style>
    <style:style style:name="T28" style:family="text">
      <style:text-properties fo:font-variant="normal" fo:text-transform="none" fo:color="#212529" style:font-name="apple-system1" fo:letter-spacing="normal"/>
    </style:style>
    <style:style style:name="T29" style:family="text">
      <style:text-properties fo:font-variant="normal" fo:text-transform="none" fo:color="#212529" style:font-name="apple-system1" fo:font-size="10.5pt" fo:letter-spacing="normal" fo:font-style="normal" fo:font-weight="normal"/>
    </style:style>
    <style:style style:name="T30" style:family="text">
      <style:text-properties fo:font-variant="normal" fo:text-transform="none" fo:color="#e83e8c" style:font-name="SFMono-Regular" fo:font-size="10.5pt" fo:letter-spacing="normal" fo:font-style="normal" fo:font-weight="normal"/>
    </style:style>
    <style:style style:name="T31" style:family="text">
      <style:text-properties fo:font-variant="normal" fo:text-transform="none" fo:color="#e83e8c" style:font-name="SFMono-Regular" fo:font-size="10.5pt" fo:letter-spacing="normal" fo:font-style="normal" fo:font-weight="normal" fo:background-color="#f8f9fa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32" style:family="text">
      <style:text-properties fo:font-variant="normal" fo:text-transform="none" fo:color="#e83e8c" style:font-name="SFMono-Regular" fo:font-size="10.5pt" fo:letter-spacing="normal" fo:font-style="normal" fo:font-weight="normal" officeooo:rsid="0022f85c" fo:background-color="#ffff00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33" style:family="text">
      <style:text-properties fo:font-variant="normal" fo:text-transform="none" fo:color="#e83e8c" style:font-name="SFMono-Regular" fo:font-size="10.5pt" fo:letter-spacing="normal" fo:font-style="normal" fo:font-weight="normal" officeooo:rsid="0025ca4d" fo:background-color="#ffff00" loext:char-shading-value="0"/>
    </style:style>
    <style:style style:name="T34" style:family="text">
      <style:text-properties fo:font-variant="normal" fo:text-transform="none" fo:color="#e83e8c" style:font-name="SFMono-Regular" fo:font-size="10.5pt" fo:letter-spacing="normal" fo:font-style="normal" fo:font-weight="normal" officeooo:rsid="0025ca4d" fo:background-color="transparent" loext:char-shading-value="0"/>
    </style:style>
    <style:style style:name="T35" style:family="text">
      <style:text-properties fo:font-variant="normal" fo:text-transform="none" fo:color="#e83e8c" style:font-name="SFMono-Regular" fo:font-size="10.5pt" fo:letter-spacing="normal" fo:font-style="normal" style:text-underline-style="none" fo:font-weight="bold" officeooo:rsid="0017f976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e83e8c" style:font-name="SFMono-Regular" fo:font-size="10.5pt" fo:letter-spacing="normal" fo:font-style="normal" style:text-underline-style="none" fo:font-weight="normal" officeooo:rsid="001a4f02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fo:color="#e83e8c" style:font-name="SFMono-Regular" fo:font-size="10.5pt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e83e8c" style:font-name="Ubuntu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e83e8c" style:font-name="Ubuntu" fo:font-size="12pt" fo:letter-spacing="normal" fo:font-style="normal" fo:font-weight="normal" officeooo:rsid="00321d65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e83e8c" style:font-name="Ubuntu" fo:font-size="12pt" fo:letter-spacing="normal" fo:font-style="normal" fo:font-weight="bold" officeooo:rsid="00319c31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e83e8c" style:font-name="Ubuntu" fo:font-size="12pt" fo:letter-spacing="normal" fo:font-style="normal" fo:font-weight="bold" officeooo:rsid="00321d65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333333" style:font-name="SFMono-Regular" fo:font-size="10.5pt" fo:letter-spacing="normal" fo:font-style="normal" fo:font-weight="normal"/>
    </style:style>
    <style:style style:name="T43" style:family="text">
      <style:text-properties fo:font-variant="normal" fo:text-transform="none" fo:color="#333333" style:font-name="SFMono-Regular" fo:font-size="10.5pt" fo:letter-spacing="normal" fo:font-style="normal" fo:font-weight="normal" officeooo:rsid="0022f85c" fo:background-color="#ffff00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44" style:family="text">
      <style:text-properties fo:font-variant="normal" fo:text-transform="none" fo:color="#333333" style:font-name="SFMono-Regular" fo:font-size="10.5pt" fo:letter-spacing="normal" fo:font-style="normal" fo:font-weight="normal" officeooo:rsid="00287728"/>
    </style:style>
    <style:style style:name="T45" style:family="text">
      <style:text-properties fo:font-variant="normal" fo:text-transform="none" fo:color="#333333" style:font-name="SFMono-Regular" fo:font-size="10.5pt" fo:letter-spacing="normal" fo:font-style="normal" fo:font-weight="normal" officeooo:rsid="0029c8db"/>
    </style:style>
    <style:style style:name="T46" style:family="text">
      <style:text-properties fo:font-variant="normal" fo:text-transform="none" fo:color="#333333" style:font-name="SFMono-Regular" fo:font-size="10.5pt" fo:letter-spacing="normal" fo:font-style="normal" style:text-underline-style="none" fo:font-weight="normal" officeooo:rsid="001a4f02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333333" style:font-name="SFMono-Regular" fo:font-size="10.5pt" fo:letter-spacing="normal" fo:font-style="normal" style:text-underline-style="none" fo:font-weight="bold" officeooo:rsid="0017f976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333333" style:font-name="SFMono-Regular" fo:font-size="10.5pt" fo:letter-spacing="normal" fo:font-style="normal" fo:font-weight="bold" style:font-weight-asian="bold" style:font-weight-complex="bold"/>
    </style:style>
    <style:style style:name="T49" style:family="text">
      <style:text-properties fo:font-variant="normal" fo:text-transform="none" fo:color="#333333" style:font-name="SFMono-Regular" fo:font-size="10.5pt" fo:letter-spacing="normal" fo:font-style="normal" fo:font-weight="bold" officeooo:rsid="00287728" fo:background-color="#ffff00" loext:char-shading-value="0" style:font-weight-asian="bold" style:font-weight-complex="bold"/>
    </style:style>
    <style:style style:name="T50" style:family="text">
      <style:text-properties fo:font-variant="normal" fo:text-transform="none" fo:color="#333333" style:font-name="SFMono-Regular" fo:font-size="10.5pt" fo:letter-spacing="normal" fo:font-style="normal" fo:font-weight="bold" officeooo:rsid="0029076b" fo:background-color="#ffff00" loext:char-shading-value="0" style:font-weight-asian="bold" style:font-weight-complex="bold"/>
    </style:style>
    <style:style style:name="T51" style:family="text">
      <style:text-properties fo:font-variant="normal" fo:text-transform="none" fo:color="#333333" style:font-name="SFMono-Regular" fo:font-size="12pt" fo:letter-spacing="normal" fo:font-style="normal" fo:font-weight="bold" officeooo:rsid="00287728" fo:background-color="#ffff00" loext:char-shading-value="0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333333" fo:font-size="10.5pt" fo:letter-spacing="normal" fo:font-style="normal" fo:font-weight="normal"/>
    </style:style>
    <style:style style:name="T53" style:family="text">
      <style:text-properties fo:font-variant="normal" fo:text-transform="none" fo:color="#333333" fo:letter-spacing="normal"/>
    </style:style>
    <style:style style:name="T54" style:family="text">
      <style:text-properties fo:font-variant="normal" fo:text-transform="none" fo:color="#333333" style:font-name="Ubuntu" fo:font-size="12pt" fo:letter-spacing="normal" fo:font-style="normal" fo:font-weight="bold" officeooo:rsid="00287728" fo:background-color="#ffff00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86b3" style:font-name="SFMono-Regular" fo:font-size="10.5pt" fo:letter-spacing="normal" fo:font-style="normal" fo:font-weight="normal"/>
    </style:style>
    <style:style style:name="T56" style:family="text">
      <style:text-properties fo:font-variant="normal" fo:text-transform="none" fo:color="#0086b3" style:font-name="SFMono-Regular" fo:font-size="10.5pt" fo:letter-spacing="normal" fo:font-style="normal" fo:font-weight="normal" officeooo:rsid="0022f85c" fo:background-color="#ffff00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57" style:family="text">
      <style:text-properties fo:font-variant="normal" fo:text-transform="none" fo:color="#0086b3" style:font-name="SFMono-Regular" fo:font-size="10.5pt" fo:letter-spacing="normal" fo:font-style="normal" style:text-underline-style="none" fo:font-weight="normal" officeooo:rsid="001a4f02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0086b3" style:font-name="SFMono-Regular" fo:font-size="10.5pt" fo:letter-spacing="normal" fo:font-style="normal" style:text-underline-style="none" fo:font-weight="bold" officeooo:rsid="0017f976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0086b3" style:font-name="SFMono-Regular" fo:font-size="10.5pt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fo:color="#008080" style:font-name="SFMono-Regular" fo:font-size="10.5pt" fo:letter-spacing="normal" fo:font-style="normal" fo:font-weight="normal"/>
    </style:style>
    <style:style style:name="T61" style:family="text">
      <style:text-properties fo:font-variant="normal" fo:text-transform="none" fo:color="#008080" style:font-name="SFMono-Regular" fo:font-size="10.5pt" fo:letter-spacing="normal" fo:font-style="normal" fo:font-weight="normal" officeooo:rsid="0022f85c" fo:background-color="#ffff00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62" style:family="text">
      <style:text-properties fo:font-variant="normal" fo:text-transform="none" fo:color="#008080" style:font-name="SFMono-Regular" fo:font-size="10.5pt" fo:letter-spacing="normal" fo:font-style="normal" style:text-underline-style="none" fo:font-weight="normal" officeooo:rsid="001a4f02" style:font-style-asian="italic" style:font-weight-asian="bold" style:font-style-complex="italic" style:font-weight-complex="bold"/>
    </style:style>
    <style:style style:name="T63" style:family="text">
      <style:text-properties fo:font-variant="normal" fo:text-transform="none" fo:color="#008080" style:font-name="SFMono-Regular" fo:font-size="10.5pt" fo:letter-spacing="normal" fo:font-style="normal" style:text-underline-style="none" fo:font-weight="bold" officeooo:rsid="0017f976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fo:color="#008080" style:font-name="SFMono-Regular" fo:font-size="10.5pt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34495e" style:text-line-through-style="none" style:text-line-through-type="none" style:font-name="apple-system1" fo:font-size="12pt" fo:letter-spacing="normal" fo:font-style="normal" style:text-underline-style="none" fo:font-weight="normal" officeooo:rsid="00275bfa" style:text-blinking="false" fo:background-color="#ffffff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66" style:family="text">
      <style:text-properties fo:font-variant="normal" fo:text-transform="none" fo:color="#34495e" style:text-line-through-style="none" style:text-line-through-type="none" style:font-name="apple-system1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67" style:family="text">
      <style:text-properties fo:font-variant="normal" fo:text-transform="none" fo:color="#000080" style:font-name="SFMono-Regular" fo:font-size="10.5pt" fo:letter-spacing="normal" fo:font-style="normal" style:text-underline-style="none" fo:font-weight="normal" officeooo:rsid="001a4f02" style:font-style-asian="italic" style:font-weight-asian="bold" style:font-style-complex="italic" style:font-weight-complex="bold"/>
    </style:style>
    <style:style style:name="T68" style:family="text">
      <style:text-properties fo:font-variant="normal" fo:text-transform="none" fo:color="#000080" style:font-name="SFMono-Regular" fo:font-size="10.5pt" fo:letter-spacing="normal" fo:font-style="normal" fo:font-weight="normal"/>
    </style:style>
    <style:style style:name="T69" style:family="text">
      <style:text-properties fo:font-variant="normal" fo:text-transform="none" fo:color="#000080" style:font-name="SFMono-Regular" fo:font-size="10.5pt" fo:letter-spacing="normal" fo:font-style="normal" fo:font-weight="normal" officeooo:rsid="0022f85c" fo:background-color="#ffff00" loext:char-shading-value="0" style:font-weight-asian="bold" style:font-weight-complex="bold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70" style:family="text">
      <style:text-properties fo:font-variant="normal" fo:text-transform="none" fo:color="#ffffff" style:font-name="SFMono-Regular" fo:font-size="10.5pt" fo:letter-spacing="normal" fo:font-style="normal" fo:font-weight="normal" officeooo:rsid="0025ca4d" fo:background-color="#212529" loext:char-shading-value="0" loext:padding="0cm" loext:border="none"/>
    </style:style>
    <style:style style:name="T71" style:family="text">
      <style:text-properties fo:font-variant="normal" fo:text-transform="none" fo:color="#000000" style:font-name="SFMono-Regular" fo:font-size="10.5pt" fo:letter-spacing="normal" fo:font-style="normal" fo:font-weight="bold"/>
    </style:style>
    <style:style style:name="T72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73" style:family="text">
      <style:text-properties fo:font-variant="normal" fo:text-transform="none" fo:color="#000000" style:font-name="Ubuntu" fo:font-size="12pt" fo:letter-spacing="normal" fo:font-style="normal" fo:font-weight="normal" fo:background-color="#ffff00" loext:char-shading-value="0" style:font-size-asian="12pt" style:font-size-complex="12pt"/>
    </style:style>
    <style:style style:name="T74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bold" officeooo:rsid="003834b3" fo:background-color="#ffff00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style:font-name="Ubuntu" fo:font-size="15pt" fo:letter-spacing="normal" fo:font-style="normal" fo:font-weight="bold" fo:background-color="#ffff00" loext:char-shading-value="0" style:font-size-asian="15pt" style:font-weight-asian="bold" style:font-size-complex="15pt" style:font-weight-complex="bold"/>
    </style:style>
    <style:style style:name="T77" style:family="text">
      <style:text-properties fo:font-variant="normal" fo:text-transform="none" fo:color="#000000" style:font-name="Ubuntu" fo:font-size="15pt" fo:letter-spacing="normal" fo:font-style="normal" fo:font-weight="bold" officeooo:rsid="003834b3" fo:background-color="#ffff00" loext:char-shading-value="0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fo:color="#dd1144" style:font-name="SFMono-Regular" fo:font-size="10.5pt" fo:letter-spacing="normal" fo:font-style="normal" fo:font-weight="normal"/>
    </style:style>
    <style:style style:name="T79" style:family="text">
      <style:text-properties fo:font-variant="normal" fo:text-transform="none" fo:color="#999988" style:font-name="SFMono-Regular" fo:font-size="10.5pt" fo:letter-spacing="normal" fo:font-style="italic" fo:font-weight="normal"/>
    </style:style>
    <style:style style:name="T80" style:family="text">
      <style:text-properties fo:font-variant="normal" fo:text-transform="none" fo:color="#999988" style:font-name="SFMono-Regular" fo:font-size="10.5pt" fo:letter-spacing="normal" fo:font-weight="normal"/>
    </style:style>
    <style:style style:name="T81" style:family="text">
      <style:text-properties fo:font-variant="normal" fo:text-transform="none" style:use-window-font-color="true" style:font-name="apple-system" fo:font-size="10.5pt" fo:letter-spacing="normal" fo:font-style="normal" fo:font-weight="normal"/>
    </style:style>
    <style:style style:name="T82" style:family="text">
      <style:text-properties fo:font-variant="normal" fo:text-transform="none" style:use-window-font-color="true" style:font-name="apple-system" fo:font-size="10.5pt" fo:letter-spacing="normal" fo:font-style="normal" fo:font-weight="normal" fo:background-color="#ffff00" loext:char-shading-value="0"/>
    </style:style>
    <style:style style:name="T83" style:family="text">
      <style:text-properties fo:font-variant="normal" fo:text-transform="none" style:use-window-font-color="true" style:font-name="SFMono-Regular" fo:font-size="9pt" fo:letter-spacing="normal" fo:font-style="normal" fo:font-weight="normal" fo:background-color="#ffff00" loext:char-shading-value="0"/>
    </style:style>
    <style:style style:name="T84" style:family="text">
      <style:text-properties fo:font-variant="normal" fo:text-transform="none" fo:color="#ff3838" style:font-name="apple-system" fo:font-size="10.5pt" fo:letter-spacing="normal" fo:font-style="normal" fo:font-weight="normal" officeooo:rsid="002faefb" fo:background-color="#ffff00" loext:char-shading-value="0"/>
    </style:style>
    <style:style style:name="T85" style:family="text">
      <style:text-properties fo:font-weight="bold" fo:background-color="#ffff00" loext:char-shading-value="0" style:font-weight-asian="bold" style:font-weight-complex="bold"/>
    </style:style>
    <style:style style:name="T86" style:family="text">
      <style:text-properties fo:color="#e83e8c" style:font-name="SFMono-Regular" fo:font-size="10.5pt"/>
    </style:style>
    <style:style style:name="T87" style:family="text">
      <style:text-properties fo:color="#e83e8c" style:font-name="SFMono-Regular" fo:font-size="10.5pt" fo:font-weight="bold" fo:background-color="#ffff00" loext:char-shading-value="0" style:font-weight-asian="bold" style:font-weight-complex="bold"/>
    </style:style>
    <style:style style:name="T88" style:family="text">
      <style:text-properties fo:color="#0086b3" style:font-name="SFMono-Regular" fo:font-size="10.5pt"/>
    </style:style>
    <style:style style:name="T89" style:family="text">
      <style:text-properties fo:color="#333333" style:font-name="SFMono-Regular" fo:font-size="10.5pt"/>
    </style:style>
    <style:style style:name="T90" style:family="text">
      <style:text-properties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a xlink:type="simple" xlink:href="https://ru.hexlet.io/courses/cli-basics" text:style-name="Internet_20_link" text:visited-style-name="Visited_20_Internet_20_Link"><text:span text:style-name="T1">Основы командной строки</text:span></text:a></text:p>
      <text:h text:style-name="P1" text:outline-level="1">Навигация</text:h>
      <text:p text:style-name="P20"><text:span text:style-name="T2">Проверяется текущая директория командой </text:span><text:span text:style-name="Source_20_Text"><text:span text:style-name="T30">pwd</text:span></text:span></text:p>
      <text:p text:style-name="P20"><text:span text:style-name="Source_20_Text"><text:span text:style-name="T30"/></text:span></text:p>
      <text:p text:style-name="P20"><text:span text:style-name="Source_20_Text"><text:span text:style-name="T30">ls</text:span></text:span><text:span text:style-name="Source_20_Text"><text:span text:style-name="T5"> — </text:span></text:span><text:span text:style-name="Source_20_Text"><text:span text:style-name="T2">программа, которая выводит список файлов и директорий в рабочей (текущей) директории.</text:span></text:span></text:p>
      <text:p text:style-name="P20"><text:span text:style-name="Source_20_Text"><text:span text:style-name="T2"/></text:span></text:p>
      <text:p text:style-name="P23"><text:span text:style-name="Strong_20_Emphasis"><text:span text:style-name="T8"> </text:span></text:span><text:span text:style-name="Source_20_Text"><text:span text:style-name="T36">ls -a </text:span></text:span><text:span text:style-name="Strong_20_Emphasis"><text:span text:style-name="T8">посмотреть скрытые файлы и директории</text:span></text:span></text:p>
      <text:p text:style-name="P23"><text:span text:style-name="Strong_20_Emphasis"><text:span text:style-name="T8"><text:s/>У команд бывают </text:span></text:span><text:span text:style-name="Emphasis"><text:span text:style-name="T9">аргументы</text:span></text:span><text:span text:style-name="Strong_20_Emphasis"><text:span text:style-name="T8"> и </text:span></text:span><text:span text:style-name="Emphasis"><text:span text:style-name="T9">опции</text:span></text:span><text:span text:style-name="Strong_20_Emphasis"><text:span text:style-name="T8"> (их также называют флагами). Например, в команде </text:span></text:span><text:span text:style-name="Source_20_Text"><text:span text:style-name="T36">ls Music</text:span></text:span><text:span text:style-name="Strong_20_Emphasis"><text:span text:style-name="T8">, </text:span></text:span><text:span text:style-name="Source_20_Text"><text:span text:style-name="T36">Music</text:span></text:span><text:span text:style-name="Strong_20_Emphasis"><text:span text:style-name="T8"> — это аргумент, а вот в команде </text:span></text:span><text:span text:style-name="Source_20_Text"><text:span text:style-name="T36">ls -a</text:span></text:span><text:span text:style-name="Strong_20_Emphasis"><text:span text:style-name="T8">, </text:span></text:span><text:span text:style-name="Source_20_Text"><text:span text:style-name="T36">-a</text:span></text:span><text:span text:style-name="Strong_20_Emphasis"><text:span text:style-name="T8"> — это опция.</text:span></text:span></text:p>
      <text:p text:style-name="P23"><text:span text:style-name="Source_20_Text"><text:span text:style-name="T57">ls</text:span></text:span><text:span text:style-name="Source_20_Text"><text:span text:style-name="T46"> </text:span></text:span><text:span text:style-name="Source_20_Text"><text:span text:style-name="T67">-l </text:span></text:span><text:span text:style-name="Strong_20_Emphasis"><text:span text:style-name="T8">дополнительную информацию по каждому файлу </text:span></text:span><text:span text:style-name="Source_20_Text"><text:span text:style-name="T62"><text:s/></text:span></text:span><text:span text:style-name="Source_20_Text"><text:span text:style-name="T57">ls</text:span></text:span><text:span text:style-name="Source_20_Text"><text:span text:style-name="T46"> </text:span></text:span><text:span text:style-name="Source_20_Text"><text:span text:style-name="T67">-la</text:span></text:span><text:span text:style-name="Source_20_Text"><text:span text:style-name="T46"> Music</text:span></text:span></text:p>
      <text:p text:style-name="P23"><text:span text:style-name="Source_20_Text"><text:span text:style-name="T35">cd</text:span></text:span><text:span text:style-name="Strong_20_Emphasis"><text:span text:style-name="T6">  </text:span></text:span><text:span text:style-name="Strong_20_Emphasis"><text:span text:style-name="T7">осуществляется перемещение по файловой структуре </text:span></text:span><text:span text:style-name="Source_20_Text"><text:span text:style-name="T63">$ </text:span></text:span><text:span text:style-name="Source_20_Text"><text:span text:style-name="T58">cd </text:span></text:span><text:span text:style-name="Source_20_Text"><text:span text:style-name="T47">Music</text:span></text:span></text:p>
      <text:p text:style-name="P2"><text:span text:style-name="Source_20_Text"><text:span text:style-name="T21"> </text:span></text:span><text:span text:style-name="Source_20_Text"><text:span text:style-name="T37">~</text:span></text:span><text:span text:style-name="Source_20_Text"><text:span text:style-name="T21"> (</text:span></text:span><text:a xlink:type="simple" xlink:href="https://ru.wikipedia.org/wiki/Тильда" office:target-frame-name="_blank" xlink:show="new" text:style-name="Internet_20_link" text:visited-style-name="Visited_20_Internet_20_Link"><text:span text:style-name="Source_20_Text"><text:span text:style-name="T66">тильда</text:span></text:span></text:a><text:span text:style-name="Source_20_Text"><text:span text:style-name="T21">)</text:span></text:span><text:span text:style-name="Source_20_Text"><text:span text:style-name="T11">, которое в момент выполнения команды заменяется на абсолютный путь. Поэтому из любого места можно сделать прямой переход в любую поддиректорию домашней директории. </text:span></text:span><text:span text:style-name="Source_20_Text"><text:span text:style-name="T48">&lt;из любого места&gt;</text:span></text:span><text:span text:style-name="Source_20_Text"><text:span text:style-name="T64">$ </text:span></text:span><text:span text:style-name="Source_20_Text"><text:span text:style-name="T59">cd</text:span></text:span><text:span text:style-name="Source_20_Text"><text:span text:style-name="T48"> ~/Music</text:span></text:span></text:p>
      <text:p text:style-name="P20"><text:span text:style-name="Source_20_Text"><text:span text:style-name="T2">Информация о любом файле или директории доступна по команде </text:span></text:span><text:span text:style-name="Source_20_Text"><text:span text:style-name="T37">stat </text:span></text:span><text:span text:style-name="Source_20_Text"><text:span text:style-name="T59">stat</text:span></text:span><text:span text:style-name="Source_20_Text"><text:span text:style-name="T48"> .bashrc</text:span></text:span></text:p>
      <text:p text:style-name="P20"><text:span text:style-name="Source_20_Text"><text:span text:style-name="T48"/></text:span></text:p>
      <text:p text:style-name="P24"><text:span text:style-name="Source_20_Text"><text:span text:style-name="T12">Обратите внимание на две особые директории, обозначенные "точкой" (</text:span></text:span><text:span text:style-name="Source_20_Text"><text:span text:style-name="T31">.</text:span></text:span><text:span text:style-name="Source_20_Text"><text:span text:style-name="T12">) и "двумя точками" (</text:span></text:span><text:span text:style-name="Source_20_Text"><text:span text:style-name="T31">..</text:span></text:span><text:span text:style-name="Source_20_Text"><text:span text:style-name="T12">). Точка означает текущую директорию, а две точки — директорию верхнего уровня.</text:span></text:span></text:p>
      <text:p text:style-name="P24"><text:span text:style-name="Source_20_Text"><text:span text:style-name="T23">man</text:span></text:span><text:span text:style-name="Source_20_Text"><text:span text:style-name="T13"> мануал любой команды </text:span></text:span><text:span text:style-name="Source_20_Text"><text:span text:style-name="T23">man ls…</text:span></text:span></text:p>
      <text:p text:style-name="P24"><text:span text:style-name="Source_20_Text"><text:span text:style-name="T23">cat <text:s/></text:span></text:span><text:span text:style-name="Source_20_Text"><text:span text:style-name="T25">чтение файлов </text:span></text:span><text:span text:style-name="Source_20_Text"><text:span text:style-name="T23">cat fail</text:span></text:span></text:p>
      <text:p text:style-name="P24"><text:span text:style-name="Source_20_Text"><text:span text:style-name="T23">head <text:s/></text:span></text:span><text:span text:style-name="Source_20_Text"><text:span text:style-name="T16">показывает первые 10</text:span></text:span></text:p>
      <text:p text:style-name="P24"><text:span text:style-name="Source_20_Text"><text:span text:style-name="T23">tail <text:s/></text:span></text:span><text:span text:style-name="Source_20_Text"><text:span text:style-name="T16">последние 10 строк файла. Это поведение можно менять, задавая желаемое количество строк через</text:span></text:span><text:span text:style-name="Source_20_Text"><text:span text:style-name="T14"> опцию </text:span></text:span><text:span text:style-name="Source_20_Text"><text:span text:style-name="T32">-n</text:span></text:span><text:span text:style-name="Source_20_Text"><text:span text:style-name="T14">. </text:span></text:span><text:span text:style-name="Source_20_Text"><text:span text:style-name="T61"><text:s/></text:span></text:span><text:span text:style-name="Source_20_Text"><text:span text:style-name="T56">head</text:span></text:span><text:span text:style-name="Source_20_Text"><text:span text:style-name="T43"> </text:span></text:span><text:span text:style-name="Source_20_Text"><text:span text:style-name="T69">-n</text:span></text:span><text:span text:style-name="Source_20_Text"><text:span text:style-name="T43"> 2 .bashrc ; </text:span></text:span><text:span text:style-name="Source_20_Text"><text:span text:style-name="T56">tail</text:span></text:span><text:span text:style-name="Source_20_Text"><text:span text:style-name="T43"> </text:span></text:span><text:span text:style-name="Source_20_Text"><text:span text:style-name="T69">-n</text:span></text:span><text:span text:style-name="Source_20_Text"><text:span text:style-name="T43"> 2 .bashrc</text:span></text:span></text:p>
      <text:p text:style-name="P27"><text:span text:style-name="Strong_20_Emphasis"><text:span text:style-name="T22">пейджер </text:span></text:span><text:span text:style-name="Strong_20_Emphasis"><text:span text:style-name="T24">less </text:span></text:span><text:span text:style-name="Strong_20_Emphasis"><text:span text:style-name="T17">открывает файл и остаётся в этом режиме. Он позволяет перемещаться по файлу вперёд и назад, производить поиск. </text:span></text:span><text:span text:style-name="Strong_20_Emphasis"><text:span text:style-name="T15">если набрать </text:span></text:span><text:span text:style-name="Source_20_Text"><text:span text:style-name="T33">/</text:span></text:span><text:span text:style-name="Strong_20_Emphasis"><text:span text:style-name="T15">,</text:span></text:span><text:span text:style-name="Strong_20_Emphasis"><text:span text:style-name="T17"> затем начать вводить буквы и нажать </text:span></text:span><text:span text:style-name="User_20_Entry"><text:span text:style-name="T70">Enter</text:span></text:span><text:span text:style-name="Strong_20_Emphasis"><text:span text:style-name="T17">, то выполнится поиск введённого текста. Перемещение по найденным совпадениям выполняется командой </text:span></text:span><text:span text:style-name="Source_20_Text"><text:span text:style-name="T34">n</text:span></text:span><text:span text:style-name="Strong_20_Emphasis"><text:span text:style-name="T17"> (переход к следующему совпадению) и командой </text:span></text:span><text:span text:style-name="Source_20_Text"><text:span text:style-name="T34">N</text:span></text:span><text:span text:style-name="Strong_20_Emphasis"><text:span text:style-name="T17"> (переход к предыдущему совпадению).</text:span></text:span></text:p>
      <text:p text:style-name="P27"><text:span text:style-name="Strong_20_Emphasis"><text:span text:style-name="T17"/></text:span></text:p>
      <text:p text:style-name="P28"><text:soft-page-break/><text:span text:style-name="Source_20_Text"><text:span text:style-name="T87">grep</text:span></text:span><text:span text:style-name="Strong_20_Emphasis"><text:span text:style-name="T85"> (g</text:span></text:span><text:span text:style-name="Strong_20_Emphasis"><text:span text:style-name="T18">lobal regular expression print), выполняющей поиск по файлу или файлам определённого текста.</text:span></text:span></text:p>
      <text:p text:style-name="P39"><text:span text:style-name="Source_20_Text"><text:span text:style-name="T42">SYNOPSIS</text:span></text:span></text:p>
      <text:p text:style-name="P39"><text:span text:style-name="Source_20_Text"><text:span text:style-name="T53"><text:s text:c="7"/></text:span></text:span><text:span text:style-name="Source_20_Text"><text:span text:style-name="T55">grep</text:span></text:span><text:span text:style-name="Source_20_Text"><text:span text:style-name="T42"> </text:span></text:span><text:span text:style-name="Source_20_Text"><text:span text:style-name="T71">[</text:span></text:span><text:span text:style-name="Source_20_Text"><text:span text:style-name="T42">OPTIONS] PATTERN </text:span></text:span><text:span text:style-name="Source_20_Text"><text:span text:style-name="T71">[</text:span></text:span><text:span text:style-name="Source_20_Text"><text:span text:style-name="T42">FILE...]</text:span></text:span></text:p>
      <text:p text:style-name="P11"><text:span text:style-name="Source_20_Text"><text:span text:style-name="T52"><text:s text:c="7"/></text:span></text:span><text:span text:style-name="Source_20_Text"><text:span text:style-name="T55">grep</text:span></text:span><text:span text:style-name="Source_20_Text"><text:span text:style-name="T42"> </text:span></text:span><text:span text:style-name="Source_20_Text"><text:span text:style-name="T71">[</text:span></text:span><text:span text:style-name="Source_20_Text"><text:span text:style-name="T42">OPTIONS] </text:span></text:span><text:span text:style-name="Source_20_Text"><text:span text:style-name="T71">[</text:span></text:span><text:span text:style-name="Source_20_Text"><text:span text:style-name="T68">-e</text:span></text:span><text:span text:style-name="Source_20_Text"><text:span text:style-name="T42"> PATTERN]... <text:s/></text:span></text:span><text:span text:style-name="Source_20_Text"><text:span text:style-name="T71">[</text:span></text:span><text:span text:style-name="Source_20_Text"><text:span text:style-name="T68">-f</text:span></text:span><text:span text:style-name="Source_20_Text"><text:span text:style-name="T42"> FILE]... <text:s/></text:span></text:span><text:span text:style-name="Source_20_Text"><text:span text:style-name="T71">[</text:span></text:span><text:span text:style-name="Source_20_Text"><text:span text:style-name="T42">FILE...]</text:span></text:span></text:p>
      <text:p text:style-name="P28"><text:span text:style-name="Source_20_Text"><text:span text:style-name="T19">PATTERN — это то, что ищется, необязательно конкретная строчка, возможно определённый шаблон (см. </text:span></text:span><text:a xlink:type="simple" xlink:href="https://ru.wikipedia.org/wiki/Регулярные_выражения" office:target-frame-name="_blank" xlink:show="new" text:style-name="Internet_20_link" text:visited-style-name="Visited_20_Internet_20_Link"><text:span text:style-name="Source_20_Text"><text:span text:style-name="T65">регулярные выражения</text:span></text:span></text:a><text:span text:style-name="Source_20_Text"><text:span text:style-name="T19">). FILE — путь до файла, в котором нужно искать</text:span></text:span></text:p>
      <text:p text:style-name="P11"><text:span text:style-name="Source_20_Text"><text:span text:style-name="T60">$ </text:span></text:span><text:span text:style-name="Source_20_Text"><text:span text:style-name="T55">grep </text:span></text:span><text:span text:style-name="Source_20_Text"><text:span text:style-name="T42">aliases .bashrc</text:span></text:span></text:p>
      <text:p text:style-name="P44">(<text:span text:style-name="Source_20_Text"><text:span text:style-name="T86">-C</text:span></text:span>, <text:span text:style-name="Source_20_Text"><text:span text:style-name="T86">--context</text:span></text:span>). Ниже пример использования <text:span text:style-name="Source_20_Text"><text:span text:style-name="T86">-C</text:span></text:span> со значением 1. Это значит, что для каждой найденной строки будет выведена одна строка выше и одна строка ниже.</text:p>
      <text:p text:style-name="P11"><text:span text:style-name="Source_20_Text"><text:span text:style-name="T60">$ </text:span></text:span><text:span text:style-name="Source_20_Text"><text:span text:style-name="T55">grep</text:span></text:span><text:span text:style-name="Source_20_Text"><text:span text:style-name="T42"> </text:span></text:span><text:span text:style-name="Source_20_Text"><text:span text:style-name="T68">-C</text:span></text:span><text:span text:style-name="Source_20_Text"><text:span text:style-name="T42"> 1 aliases .bashrc</text:span></text:span></text:p>
      <text:p text:style-name="P20"><text:span text:style-name="Source_20_Text"><text:span text:style-name="T42"/></text:span></text:p>
      <text:p text:style-name="P20"><text:span text:style-name="Source_20_Text"><text:span text:style-name="T42"/></text:span></text:p>
      <text:p text:style-name="P45"><text:span text:style-name="Strong_20_Emphasis"><text:span text:style-name="T20">перенаправление потоков</text:span></text:span><text:span text:style-name="T11">. Символ </text:span><text:span text:style-name="Source_20_Text"><text:span text:style-name="T30">&gt;</text:span></text:span><text:span text:style-name="T11"> означает, что нужно взять вывод из команды, указанной слева, и отправить его в файл, указанный справа. </text:span><text:span text:style-name="Source_20_Text"><text:span text:style-name="T30">&gt;</text:span></text:span><text:span text:style-name="T11"> всегда </text:span><text:span text:style-name="Strong_20_Emphasis"><text:span text:style-name="T20">перезаписывает</text:span></text:span><text:span text:style-name="T11"> файл. Такое перенаправление работает с абсолютно любой командой, которая выводит результаты своей работы на экран.</text:span></text:p>
      <text:p text:style-name="P11"><text:span text:style-name="Source_20_Text"><text:span text:style-name="T60">$ </text:span></text:span><text:span text:style-name="Source_20_Text"><text:span text:style-name="T55">grep alias</text:span></text:span><text:span text:style-name="Source_20_Text"><text:span text:style-name="T42"> .bash_profile </text:span></text:span><text:span text:style-name="Source_20_Text"><text:span text:style-name="T71">&gt;</text:span></text:span><text:span text:style-name="Source_20_Text"><text:span text:style-name="T42"> result</text:span></text:span></text:p>
      <text:p text:style-name="P20"><text:span text:style-name="Source_20_Text"><text:span text:style-name="T42"/></text:span></text:p>
      <text:p text:style-name="P5"><text:span text:style-name="Source_20_Text"><text:span text:style-name="T11">Если нужно не перезаписывать, а </text:span></text:span><text:span text:style-name="Strong_20_Emphasis"><text:span text:style-name="T20">добавлять</text:span></text:span><text:span text:style-name="Source_20_Text"><text:span text:style-name="T11">, то используйте </text:span></text:span><text:span text:style-name="Source_20_Text"><text:span text:style-name="T30">&gt;&gt;</text:span></text:span><text:span text:style-name="Source_20_Text"><text:span text:style-name="T11">.</text:span></text:span></text:p>
      <text:p text:style-name="P11"><text:span text:style-name="Source_20_Text"><text:span text:style-name="T55">echo</text:span></text:span><text:span text:style-name="Source_20_Text"><text:span text:style-name="T42"> </text:span></text:span><text:span text:style-name="Source_20_Text"><text:span text:style-name="T78">'hello'</text:span></text:span><text:span text:style-name="Source_20_Text"><text:span text:style-name="T42"> </text:span></text:span><text:span text:style-name="Source_20_Text"><text:span text:style-name="T71">&gt;</text:span></text:span><text:span text:style-name="Source_20_Text"><text:span text:style-name="T42"> result</text:span></text:span></text:p>
      <text:p text:style-name="P17"><text:span text:style-name="T11">В *nix-системах встроена утилита </text:span><text:span text:style-name="Source_20_Text"><text:span text:style-name="T30">wc</text:span></text:span><text:span text:style-name="T11"> (word count — "количество слов"), которая умеет считать количество слов, строк или символов в файле. Когда мы говорим о файле, то в *nix это почти всегда означает, что данные можно передать и в стандартный поток ввода.</text:span></text:p>
      <text:p text:style-name="P12"><text:span text:style-name="Source_20_Text"><text:span text:style-name="T79"># Флаг l (l а не 1) говорит о том, что надо считать количество строк</text:span></text:span></text:p>
      <text:p text:style-name="P40"><text:span text:style-name="Source_20_Text"><text:span text:style-name="T60">$ </text:span></text:span><text:span text:style-name="Source_20_Text"><text:span text:style-name="T55">wc</text:span></text:span><text:span text:style-name="Source_20_Text"><text:span text:style-name="T42"> </text:span></text:span><text:span text:style-name="Source_20_Text"><text:span text:style-name="T68">-l</text:span></text:span><text:span text:style-name="Source_20_Text"><text:span text:style-name="T42"> &lt; result</text:span></text:span></text:p>
      <text:p text:style-name="P12"><text:span text:style-name="Source_20_Text"><text:span text:style-name="T42">2</text:span></text:span></text:p>
      <text:p text:style-name="P20"><text:span text:style-name="Source_20_Text"><text:span text:style-name="T42"/></text:span></text:p>
      <text:p text:style-name="P18">Теперь сделаем финт и объединим перенаправление ввода и вывода.</text:p>
      <text:p text:style-name="P12"><text:span text:style-name="Source_20_Text"><text:span text:style-name="T60">$ </text:span></text:span><text:span text:style-name="Source_20_Text"><text:span text:style-name="T55">wc</text:span></text:span><text:span text:style-name="Source_20_Text"><text:span text:style-name="T42"> </text:span></text:span><text:span text:style-name="Source_20_Text"><text:span text:style-name="T68">-l</text:span></text:span><text:span text:style-name="Source_20_Text"><text:span text:style-name="T42"> &lt; result </text:span></text:span><text:span text:style-name="Source_20_Text"><text:span text:style-name="T71">&gt;</text:span></text:span><text:span text:style-name="Source_20_Text"><text:span text:style-name="T42"> output</text:span></text:span></text:p>
      <text:p text:style-name="P40"><text:span text:style-name="Source_20_Text"><text:span text:style-name="T60">$ </text:span></text:span><text:span text:style-name="Source_20_Text"><text:span text:style-name="T55">cat </text:span></text:span><text:span text:style-name="Source_20_Text"><text:span text:style-name="T42">output</text:span></text:span></text:p>
      <text:p text:style-name="P12"><text:span text:style-name="Source_20_Text"><text:span text:style-name="T60">$ </text:span></text:span><text:span text:style-name="Source_20_Text"><text:span text:style-name="T42">2</text:span></text:span></text:p>
      <text:p text:style-name="P20"><text:span text:style-name="Source_20_Text"><text:span text:style-name="T42"/></text:span></text:p>
      <text:p text:style-name="P3"><text:span text:style-name="Source_20_Text"><text:span text:style-name="T11">STDIN — 0, STDOUT — 1, STDERR — 2. Конструкцию </text:span></text:span><text:span text:style-name="Source_20_Text"><text:span text:style-name="T30">2&gt;&amp;1</text:span></text:span><text:span text:style-name="Source_20_Text"><text:span text:style-name="T11"> нужно просто запомнить, она говорит о том, что поток с номером 2 отправляем в поток с </text:span></text:span><text:soft-page-break/><text:span text:style-name="Source_20_Text"><text:span text:style-name="T11">номером 1.</text:span></text:span></text:p>
      <text:p text:style-name="P12"><text:span text:style-name="Source_20_Text"><text:span text:style-name="T79"># <text:s/>STDERR просто перенаправляется в другой поток (STDOUT)</text:span></text:span></text:p>
      <text:p text:style-name="P12"><text:span text:style-name="Source_20_Text"><text:span text:style-name="T60">$ </text:span></text:span><text:span text:style-name="Source_20_Text"><text:span text:style-name="T55">cd </text:span></text:span><text:span text:style-name="Source_20_Text"><text:span text:style-name="T42">lala 2&gt;&amp;1</text:span></text:span></text:p>
      <text:p text:style-name="P20"><text:span text:style-name="Source_20_Text"><text:span text:style-name="T42"/></text:span></text:p>
      <text:p text:style-name="P6"><text:span text:style-name="Strong_20_Emphasis"><text:span text:style-name="T20">Перенаправление конкретного потока в файл</text:span></text:span></text:p>
      <text:p text:style-name="P12"><text:span text:style-name="Source_20_Text"><text:span text:style-name="T60">$ </text:span></text:span><text:span text:style-name="Source_20_Text"><text:span text:style-name="T55">cd </text:span></text:span><text:span text:style-name="Source_20_Text"><text:span text:style-name="T42">lala 2&gt; output</text:span></text:span></text:p>
      <text:p text:style-name="P6"><text:span text:style-name="Strong_20_Emphasis"><text:span text:style-name="T20">Перенаправление обоих потоков в файл</text:span></text:span></text:p>
      <text:p text:style-name="P12"><text:span text:style-name="Source_20_Text"><text:span text:style-name="T79"># Оба потока, STDERR и STDOUT, перенаправляются в файл</text:span></text:span></text:p>
      <text:p text:style-name="P40"><text:span text:style-name="Source_20_Text"><text:span text:style-name="T60">$ </text:span></text:span><text:span text:style-name="Source_20_Text"><text:span text:style-name="T55">cd </text:span></text:span><text:span text:style-name="Source_20_Text"><text:span text:style-name="T42">lala &amp;&gt; output</text:span></text:span></text:p>
      <text:p text:style-name="P40"><text:span text:style-name="Source_20_Text"><text:span text:style-name="T60">$ </text:span></text:span><text:span text:style-name="Source_20_Text"><text:span text:style-name="T55">cat </text:span></text:span><text:span text:style-name="Source_20_Text"><text:span text:style-name="T42">output</text:span></text:span></text:p>
      <text:p text:style-name="P12"><text:span text:style-name="Source_20_Text"><text:span text:style-name="T68">-bash</text:span></text:span><text:span text:style-name="Source_20_Text"><text:span text:style-name="T42">: </text:span></text:span><text:span text:style-name="Source_20_Text"><text:span text:style-name="T55">cd</text:span></text:span><text:span text:style-name="Source_20_Text"><text:span text:style-name="T42">: lala: No such file or directory</text:span></text:span></text:p>
      <text:p text:style-name="P20"><text:span text:style-name="Source_20_Text"><text:span text:style-name="T42"/></text:span></text:p>
      <text:p text:style-name="P20"><text:span text:style-name="Source_20_Text"><text:span text:style-name="T42"/></text:span></text:p>
      <text:p text:style-name="P25"><text:span text:style-name="Source_20_Text"><text:span text:style-name="T26">Пайплайн </text:span></text:span><text:span text:style-name="Source_20_Text"><text:span text:style-name="T27">\</text:span></text:span></text:p>
      <text:p text:style-name="P25"><text:span text:style-name="Source_20_Text"><text:span text:style-name="T10">Благодаря пайплайну можно соединять программы и протаскивать данные сквозь них, как сквозь цепочку функций, каждая из которых выступает в роли преобразователя или фильтра.</text:span></text:span></text:p>
      <text:p text:style-name="P12"><text:span text:style-name="Source_20_Text"><text:span text:style-name="T60"><text:s/></text:span></text:span><text:span text:style-name="Source_20_Text"><text:span text:style-name="T55">grep alias</text:span></text:span><text:span text:style-name="Source_20_Text"><text:span text:style-name="T42"> .bashrc | </text:span></text:span><text:span text:style-name="Source_20_Text"><text:span text:style-name="T55">grep </text:span></text:span><text:span text:style-name="Source_20_Text"><text:span text:style-name="T42">color</text:span></text:span></text:p>
      <text:p text:style-name="P6"><text:span text:style-name="Source_20_Text"><text:span text:style-name="T30">|</text:span></text:span><text:span text:style-name="Source_20_Text"><text:span text:style-name="T11"> — этот символ называется </text:span></text:span><text:span text:style-name="Strong_20_Emphasis"><text:span text:style-name="T20">пайп</text:span></text:span><text:span text:style-name="Source_20_Text"><text:span text:style-name="T11">, он указывает шеллу взять STDOUT одного процесса, и соединить его с STDIN другого процесса. Поскольку grep принимает на вход текст <text:s/>и возвращает текст, то его можно комбинировать бесконечно</text:span></text:span></text:p>
      <text:p text:style-name="P12"><text:span text:style-name="Source_20_Text"><text:span text:style-name="T60">$ </text:span></text:span><text:span text:style-name="Source_20_Text"><text:span text:style-name="T55">cat</text:span></text:span><text:span text:style-name="Source_20_Text"><text:span text:style-name="T42"> .bashrc | </text:span></text:span><text:span text:style-name="Source_20_Text"><text:span text:style-name="T55">grep alias</text:span></text:span><text:span text:style-name="Source_20_Text"><text:span text:style-name="T42"> | </text:span></text:span><text:span text:style-name="Source_20_Text"><text:span text:style-name="T55">grep </text:span></text:span><text:span text:style-name="Source_20_Text"><text:span text:style-name="T42">color</text:span></text:span></text:p>
      <text:p text:style-name="P9">В примере выше файл читается катом и отправляется в STDIN грепа.</text:p>
      <text:p text:style-name="P16"><text:span text:style-name="Source_20_Text"><text:span text:style-name="T88">cat source</text:span></text:span><text:span text:style-name="Source_20_Text"><text:span text:style-name="T89"> | </text:span></text:span><text:span text:style-name="Source_20_Text"><text:span text:style-name="T88">grep </text:span></text:span><text:span text:style-name="Source_20_Text"><text:span text:style-name="T89">Dog | </text:span></text:span><text:span text:style-name="Source_20_Text"><text:span text:style-name="T88">uniq</text:span></text:span><text:span text:style-name="Source_20_Text"><text:span text:style-name="T89"> | </text:span></text:span><text:span text:style-name="Source_20_Text"><text:span text:style-name="T88">sort</text:span></text:span></text:p>
      <text:list xml:id="list131236525" text:style-name="L1">
        <text:list-item>
          <text:p text:style-name="P47">Читается файл source</text:p>
        </text:list-item>
        <text:list-item>
          <text:p text:style-name="P47">Входные данные грепаются по подстроке "Dog"</text:p>
        </text:list-item>
        <text:list-item>
          <text:p text:style-name="P47">Убираются дубли (в исходном файле две одинаковых строки "Dog")</text:p>
        </text:list-item>
        <text:list-item>
          <text:p text:style-name="P48"><text:span text:style-name="Source_20_Text"><text:span text:style-name="T11">Входные данные сортируются и выводятся на экран</text:span></text:span></text:p>
        </text:list-item>
      </text:list>
      <text:p text:style-name="P20"><text:span text:style-name="Source_20_Text"><text:span text:style-name="T42"/></text:span></text:p>
      <text:p text:style-name="P21"><text:span text:style-name="Source_20_Text"><text:span text:style-name="T54">rm fail</text:span></text:span><text:span text:style-name="Source_20_Text"><text:span text:style-name="T44"> удалить фаил </text:span></text:span></text:p>
      <text:p text:style-name="P21"><text:span text:style-name="Source_20_Text"><text:span text:style-name="T54">touch fail </text:span></text:span><text:span text:style-name="Source_20_Text"><text:span text:style-name="T44">создать фаил</text:span></text:span></text:p>
      <text:p text:style-name="P21"><text:span text:style-name="Source_20_Text"><text:span text:style-name="T51">mkdir</text:span></text:span><text:span text:style-name="Source_20_Text"><text:span text:style-name="T44"> создать директорию</text:span></text:span></text:p>
      <text:p text:style-name="P21"><text:span text:style-name="Source_20_Text"><text:span text:style-name="T51">mv</text:span></text:span><text:span text:style-name="Source_20_Text"><text:span text:style-name="T44"> hexlet.txt hexlet2.txt </text:span></text:span><text:span text:style-name="Source_20_Text"><text:span text:style-name="T45">переименовать фаил</text:span></text:span></text:p>
      <text:p text:style-name="P21"><text:span text:style-name="Source_20_Text"><text:span text:style-name="T44"/></text:span></text:p>
      <text:p text:style-name="P21"><text:span text:style-name="Source_20_Text"><text:span text:style-name="T44"/></text:span></text:p>
      <text:p text:style-name="P21"><text:soft-page-break/><text:span text:style-name="Source_20_Text"><text:span text:style-name="T44"/></text:span></text:p>
      <text:p text:style-name="P21"><text:span text:style-name="Source_20_Text"><text:span text:style-name="T49">GIT</text:span></text:span></text:p>
      <text:p text:style-name="P21"><text:span text:style-name="Source_20_Text"><text:span text:style-name="T49">git clone склонировать репозиторий</text:span></text:span></text:p>
      <text:p text:style-name="P21"><text:span text:style-name="Source_20_Text"><text:span text:style-name="T49">git status посмотреть статус</text:span></text:span></text:p>
      <text:p text:style-name="P21"><text:span text:style-name="Source_20_Text"><text:span text:style-name="T49">git diff (git diff <text:s/>--staged) посмотреть изменения в файлах перед добавлением в индекс (после добавления в индекс)</text:span></text:span></text:p>
      <text:p text:style-name="P21"><text:span text:style-name="Source_20_Text"><text:span text:style-name="T49">git add (git add .) (git add –all) подготовка к коммиту, добавление в индекс (по одному или все сразу изменения)</text:span></text:span></text:p>
      <text:p text:style-name="P21"><text:span text:style-name="Source_20_Text"><text:span text:style-name="T49">git commit -m ‘ ‘ </text:span></text:span></text:p>
      <text:p text:style-name="P21"><text:span text:style-name="Source_20_Text"><text:span text:style-name="T49">git push </text:span></text:span><text:span text:style-name="Source_20_Text"><text:span text:style-name="T50">запушить изменения в GitHub</text:span></text:span></text:p>
      <text:p text:style-name="P7"><text:span text:style-name="Source_20_Text"><text:span text:style-name="T30">git pull –rebase </text:span></text:span><text:span text:style-name="Source_20_Text"><text:span text:style-name="T29">Получение изменений с Github</text:span></text:span></text:p>
      <text:p text:style-name="P7"><text:span text:style-name="Source_20_Text"><text:span text:style-name="T30">git log</text:span></text:span><text:span text:style-name="Source_20_Text"><text:span text:style-name="T11">. Она показывает список всех выполненных коммитов, отсортированных по дате добавления</text:span></text:span></text:p>
      <text:p text:style-name="P7"><text:span text:style-name="Source_20_Text"><text:span text:style-name="T11">У команды </text:span></text:span><text:span text:style-name="Source_20_Text"><text:span text:style-name="T30">git log</text:span></text:span><text:span text:style-name="Source_20_Text"><text:span text:style-name="T11"> есть полезный флаг </text:span></text:span><text:span text:style-name="Source_20_Text"><text:span text:style-name="T30">-p</text:span></text:span><text:span text:style-name="Source_20_Text"><text:span text:style-name="T11">, который сразу выводит диф для каждого коммита</text:span></text:span></text:p>
      <text:h text:style-name="P38" text:outline-level="2">Git Show</text:h>
      <text:p text:style-name="P10"><text:span text:style-name="Source_20_Text"><text:span text:style-name="T11">У каждого коммита есть идентификатор (говорят "хеш"), уникальный набор символов. С помощью хеша можно посмотреть все изменения, сделанные в рамках одного коммита:</text:span></text:span></text:p>
      <text:h text:style-name="P38" text:outline-level="2">Git Blame</text:h>
      <text:p text:style-name="P7"><text:span text:style-name="Source_20_Text"><text:span text:style-name="T11">А что если мы не знаем коммита, но нам интересно, кто последним менял конкретную строку в файле? Для этого подойдет команда </text:span></text:span><text:span text:style-name="Source_20_Text"><text:span text:style-name="T30">git blame &lt;путь до файла&gt;</text:span></text:span><text:span text:style-name="Source_20_Text"><text:span text:style-name="T11">. Эта команда выводит файл и рядом с каждой строкой показывает того, кто её менял и в каком коммите.</text:span></text:span></text:p>
      <text:h text:style-name="P38" text:outline-level="2">Git Grep</text:h>
      <text:p text:style-name="P7"><text:span text:style-name="Source_20_Text"><text:span text:style-name="T11">Команда </text:span></text:span><text:span text:style-name="Source_20_Text"><text:span text:style-name="T30">git grep</text:span></text:span><text:span text:style-name="Source_20_Text"><text:span text:style-name="T11"> ищет совпадение с указанной строкой во всех файлах проекта. </text:span></text:span></text:p>
      <text:p text:style-name="P43"><text:span text:style-name="Source_20_Text"><text:span text:style-name="T79">Флаг i позволяет искать без учета регистра</text:span></text:span></text:p>
      <text:p text:style-name="P13"><text:span text:style-name="Source_20_Text"><text:span text:style-name="T42">hexlet-git</text:span></text:span><text:span text:style-name="Source_20_Text"><text:span text:style-name="T60">$ </text:span></text:span><text:span text:style-name="Source_20_Text"><text:span text:style-name="T42">git </text:span></text:span><text:span text:style-name="Source_20_Text"><text:span text:style-name="T55">grep</text:span></text:span><text:span text:style-name="Source_20_Text"><text:span text:style-name="T42"> </text:span></text:span><text:span text:style-name="Source_20_Text"><text:span text:style-name="T68">-i</text:span></text:span><text:span text:style-name="Source_20_Text"><text:span text:style-name="T42"> hexlet</text:span></text:span></text:p>
      <text:p text:style-name="P43"><text:span text:style-name="Source_20_Text"><text:span text:style-name="T79">Поиск в конкретном коммите</text:span></text:span></text:p>
      <text:p text:style-name="P13"><text:span text:style-name="Source_20_Text"><text:span text:style-name="T42">hexlet-git</text:span></text:span><text:span text:style-name="Source_20_Text"><text:span text:style-name="T60">$ </text:span></text:span><text:span text:style-name="Source_20_Text"><text:span text:style-name="T42">git </text:span></text:span><text:span text:style-name="Source_20_Text"><text:span text:style-name="T55">grep </text:span></text:span><text:span text:style-name="Source_20_Text"><text:span text:style-name="T42">Hexlet 5120bea3</text:span></text:span></text:p>
      <text:p text:style-name="P43"><text:span text:style-name="Source_20_Text"><text:span text:style-name="T79">Поиск по всей истории</text:span></text:span></text:p>
      <text:p text:style-name="P41"><text:span text:style-name="Source_20_Text"><text:span text:style-name="T79"># rev-list возвращает список хешей коммитов</text:span></text:span></text:p>
      <text:p text:style-name="P13"><text:span text:style-name="Source_20_Text"><text:span text:style-name="T42">hexlet-git</text:span></text:span><text:span text:style-name="Source_20_Text"><text:span text:style-name="T60">$ </text:span></text:span><text:span text:style-name="Source_20_Text"><text:span text:style-name="T42">git </text:span></text:span><text:span text:style-name="Source_20_Text"><text:span text:style-name="T55">grep </text:span></text:span><text:span text:style-name="Source_20_Text"><text:span text:style-name="T42">hexlet </text:span></text:span><text:span text:style-name="Source_20_Text"><text:span text:style-name="T78">$(</text:span></text:span><text:span text:style-name="Source_20_Text"><text:span text:style-name="T42">git rev-list –</text:span></text:span><text:span text:style-name="Source_20_Text"><text:span text:style-name="T68">all</text:span></text:span><text:span text:style-name="Source_20_Text"><text:span text:style-name="T78">)</text:span></text:span></text:p>
      <text:p text:style-name="P13"><text:span text:style-name="Source_20_Text"><text:span text:style-name="T78"/></text:span></text:p>
      <text:p text:style-name="P29"><text:soft-page-break/><text:span text:style-name="Source_20_Text"><text:span text:style-name="T26">Отмена изменений в рабочей директории</text:span></text:span></text:p>
      <text:p text:style-name="P43"><text:span text:style-name="Source_20_Text"><text:span text:style-name="T79">ыполняем очистку</text:span></text:span></text:p>
      <text:p text:style-name="P41"><text:span text:style-name="Source_20_Text"><text:span text:style-name="T79"># -f – force, -d – directory</text:span></text:span></text:p>
      <text:p text:style-name="P41"><text:span text:style-name="Source_20_Text"><text:span text:style-name="T42">hexlet-git</text:span></text:span><text:span text:style-name="Source_20_Text"><text:span text:style-name="T60">$ </text:span></text:span><text:span text:style-name="Source_20_Text"><text:span text:style-name="T42">git clean </text:span></text:span><text:span text:style-name="Source_20_Text"><text:span text:style-name="T68">-fd</text:span></text:span></text:p>
      <text:p text:style-name="P41"><text:span text:style-name="Source_20_Text"><text:span text:style-name="T42">Removing one/</text:span></text:span></text:p>
      <text:p text:style-name="P13"><text:span text:style-name="Source_20_Text"><text:span text:style-name="T42">Removing two</text:span></text:span></text:p>
      <text:p text:style-name="P29"><text:span text:style-name="Source_20_Text"><text:span text:style-name="T28">Отмена коммитов</text:span></text:span></text:p>
      <text:p text:style-name="P46"><text:span text:style-name="Source_20_Text"><text:span text:style-name="T79">Этой команде нужен идентификатор коммита</text:span></text:span></text:p>
      <text:p text:style-name="P41"><text:span text:style-name="Source_20_Text"><text:span text:style-name="T79"># Это коммит, которым мы удалили файл PEOPLE.md</text:span></text:span></text:p>
      <text:p text:style-name="P41"><text:span text:style-name="Source_20_Text"><text:span text:style-name="T42">hexlet-git</text:span></text:span><text:span text:style-name="Source_20_Text"><text:span text:style-name="T60">$:</text:span></text:span><text:span text:style-name="Source_20_Text"><text:span text:style-name="T42"> git revert aa600a43cb164408e4ad87d216bc679d097f1a6c</text:span></text:span></text:p>
      <text:p text:style-name="P41"><text:span text:style-name="Source_20_Text"><text:span text:style-name="T79"># После этой команды откроется редактор, ожидающий ввода описания коммита</text:span></text:span></text:p>
      <text:p text:style-name="P15"><text:span text:style-name="Source_20_Text"><text:span text:style-name="T80"># Обычно сообщение revert не меняют, поэтому достаточно просто закрыть редактор</text:span></text:span></text:p>
      <text:h text:style-name="P38" text:outline-level="2">Git reset</text:h>
      <text:p text:style-name="P43"><text:span text:style-name="Source_20_Text"><text:span text:style-name="T79">Важно, что мы не делаем git push</text:span></text:span></text:p>
      <text:p text:style-name="P41"/>
      <text:p text:style-name="P13"><text:span text:style-name="Source_20_Text"><text:span text:style-name="T52"><text:s/></text:span></text:span><text:span text:style-name="Source_20_Text"><text:span text:style-name="T42">hexlet-git</text:span></text:span><text:span text:style-name="Source_20_Text"><text:span text:style-name="T60">$ </text:span></text:span><text:span text:style-name="Source_20_Text"><text:span text:style-name="T42">git reset </text:span></text:span><text:span text:style-name="Source_20_Text"><text:span text:style-name="T68">--hard</text:span></text:span><text:span text:style-name="Source_20_Text"><text:span text:style-name="T42"> HEAD~</text:span></text:span></text:p>
      <text:p text:style-name="P8"><text:span text:style-name="Source_20_Text"><text:span text:style-name="T11">Флаг </text:span></text:span><text:span text:style-name="Source_20_Text"><text:span text:style-name="T30">--hard</text:span></text:span><text:span text:style-name="Source_20_Text"><text:span text:style-name="T11"> означает полное удаление. Без него </text:span></text:span><text:span text:style-name="Source_20_Text"><text:span text:style-name="T30">git reset</text:span></text:span><text:span text:style-name="Source_20_Text"><text:span text:style-name="T11"> отменит коммит, но не удалит его, а поместит все изменения этого коммита в рабочую директорию, так что с ними можно будет продолжить</text:span></text:span></text:p>
      <text:p text:style-name="P8"><text:span text:style-name="Source_20_Text"><text:span text:style-name="T30">HEAD~</text:span></text:span><text:span text:style-name="Source_20_Text"><text:span text:style-name="T11"> означает "один коммит от последнего коммита". Если бы мы хотели удалить два последних коммита, то могли бы написать </text:span></text:span><text:span text:style-name="Source_20_Text"><text:span text:style-name="T30">HEAD~2</text:span></text:span><text:span text:style-name="Source_20_Text"><text:span text:style-name="T11">.</text:span></text:span></text:p>
      <text:p text:style-name="P22"><text:span text:style-name="Source_20_Text"><text:span text:style-name="T30"/></text:span></text:p>
      <text:p text:style-name="P22"><text:span text:style-name="Source_20_Text"><text:span text:style-name="T30">git commit –amend </text:span></text:span><text:span text:style-name="Source_20_Text"><text:span text:style-name="T4">Изменение последнего коммита</text:span></text:span></text:p>
      <text:p text:style-name="Text_20_body"><text:line-break/><text:span text:style-name="Source_20_Text"><text:span text:style-name="T4">Перемещение по истории</text:span></text:span></text:p>
      <text:p text:style-name="P14"><text:span text:style-name="Source_20_Text"><text:span text:style-name="T79">Показывает сокращенный вызов</text:span></text:span></text:p>
      <text:p text:style-name="P42"><text:span text:style-name="Source_20_Text"><text:span text:style-name="T42">hexlet-git</text:span></text:span><text:span text:style-name="Source_20_Text"><text:span text:style-name="T60">$ </text:span></text:span><text:span text:style-name="Source_20_Text"><text:span text:style-name="T42">git log </text:span></text:span><text:span text:style-name="Source_20_Text"><text:span text:style-name="T68">--oneline</text:span></text:span></text:p>
      <text:p text:style-name="P22"><text:span text:style-name="Source_20_Text"><text:span text:style-name="T2">Переключимся на момент, когда был выполнен коммит с сообщением </text:span></text:span><text:span text:style-name="Source_20_Text"><text:span text:style-name="Emphasis"><text:span text:style-name="T3">add INFO.md</text:span></text:span></text:span><text:span text:style-name="Source_20_Text"><text:span text:style-name="T2">. Для этого используется команда </text:span></text:span><text:span text:style-name="Source_20_Text"><text:span text:style-name="T30">git checkout &lt;хеш коммита&gt;</text:span></text:span><text:span text:style-name="Source_20_Text"><text:span text:style-name="T2">:</text:span></text:span></text:p>
      <text:p text:style-name="P22"><text:span text:style-name="Source_20_Text"><text:span text:style-name="T2">Сами изменения никуда не делись, и мы снова можем вернуться на последний коммит следующей командой:</text:span></text:span></text:p>
      <text:p text:style-name="P14"><text:span text:style-name="Source_20_Text"><text:span text:style-name="T79"># Что такое main, мы поговорим позже</text:span></text:span></text:p>
      <text:p text:style-name="P42"><text:span text:style-name="Source_20_Text"><text:span text:style-name="T42">hexlet-git</text:span></text:span><text:span text:style-name="Source_20_Text"><text:span text:style-name="T60">$ </text:span></text:span><text:span text:style-name="Source_20_Text"><text:span text:style-name="T42">git checkout main</text:span></text:span></text:p>
      <text:p text:style-name="P22"><text:soft-page-break/><text:span text:style-name="Source_20_Text"><text:span text:style-name="T2">Самый простой способ узнать место нахождения — вызвать команду </text:span></text:span><text:span text:style-name="Source_20_Text"><text:span text:style-name="T30">git branch</text:span></text:span><text:span text:style-name="Source_20_Text"><text:span text:style-name="T2">.</text:span></text:span></text:p>
      <text:p text:style-name="P22"><text:span text:style-name="Source_20_Text"><text:span text:style-name="T81">Вы сделали несколько коммитов в репозиторий, и в каком-то из них сохранили файл </text:span></text:span><text:span text:style-name="Source_20_Text"><text:span text:style-name="Emphasis"><text:span text:style-name="T81">todo.md</text:span></text:span></text:span><text:span text:style-name="Source_20_Text"><text:span text:style-name="T81"> со списком задач, а потом удалили этот файл. Загвоздка в том, что в комментарии к коммиту добавление этого файла отражено не было.</text:span></text:span></text:p>
      <text:p text:style-name="P4"><text:span text:style-name="T81">Найдите в истории коммит, в котором был добавлен файл </text:span><text:span text:style-name="Emphasis"><text:span text:style-name="T81">todo.md</text:span></text:span><text:span text:style-name="T81">, и переключитесь на него с помощью </text:span><text:span text:style-name="Source_20_Text"><text:span text:style-name="T83">git checkout</text:span></text:span><text:span text:style-name="T82">.</text:span></text:p>
      <text:p text:style-name="P4"><text:span text:style-name="T82">Если добавить имя файла в конец команды </text:span><text:span text:style-name="Source_20_Text"><text:span text:style-name="T83">git log</text:span></text:span><text:span text:style-name="T82">, отделив его знаками </text:span><text:span text:style-name="Source_20_Text"><text:span text:style-name="T83">--</text:span></text:span><text:span text:style-name="T82">, можно увидеть в каких коммитах он изменялся </text:span><text:span text:style-name="T84">git log – todo.md</text:span></text:p>
      <text:p text:style-name="P22"><text:span text:style-name="Source_20_Text"><text:span text:style-name="T30">git log -p --oneline -- todo.md</text:span></text:span></text:p>
      <text:p text:style-name="P22"><text:span text:style-name="Source_20_Text"><text:span text:style-name="T30">git checkout 7c2fcf8</text:span></text:span></text:p>
      <text:p text:style-name="P22"><text:span text:style-name="Source_20_Text"><text:span text:style-name="T30"/></text:span></text:p>
      <text:p text:style-name="P22"/>
      <text:p text:style-name="P22"><text:span text:style-name="Source_20_Text"><text:span text:style-name="T74">Ветвление в Git</text:span></text:span></text:p>
      <text:p text:style-name="P22"><text:span text:style-name="Source_20_Text"><text:span text:style-name="T72">Ветки в Git, как и коммиты, невероятно легковесны. Это просто ссылки на определённый коммит — ничего более. Вот почему многие фанаты Git повторяют мантру</text:span></text:span></text:p>
      <text:p text:style-name="P22"><text:span text:style-name="Source_20_Text"><text:span text:style-name="T73">делай ветки сразу, делай ветки часто</text:span></text:span></text:p>
      <text:p text:style-name="P22"><text:span text:style-name="Source_20_Text"><text:span text:style-name="T72">Так как создание множества веток никак не отражается на памяти или жестком диске, удобнее и проще разбивать свою работу на много маленьких веток, чем хранить все изменения в одной огромной ветке.</text:span></text:span></text:p>
      <text:p text:style-name="P22"><text:span text:style-name="Source_20_Text"><text:span text:style-name="T72">Чуть позже мы попробуем использовать ветки и коммиты, и вы увидите, как две эти возможности сочетаются. Можно сказать, что созданная ветка хранит изменения текущего коммита и всех его родителей.</text:span></text:span></text:p>
      <text:p text:style-name="P30">Посмотрим, что такое ветки на практике</text:p>
      <text:p text:style-name="P32">Создадим здесь новую ветку с именем newImage.</text:p>
      <text:p text:style-name="P31">git branch newImage</text:p>
      <text:p text:style-name="P22"/>
      <text:p text:style-name="P30">Сообщим Git, что хотим выбрать ветку</text:p>
      <text:p text:style-name="P30"/>
      <text:p text:style-name="P30">git checkout [name]</text:p>
      <text:p text:style-name="P30">Эта команда перенесёт нас на новую ветку в момент, когда мы ещё не коммитили изменения</text:p>
      <text:p text:style-name="P26"><text:span text:style-name="Source_20_Text"><text:span text:style-name="T38">git checkout </text:span></text:span><text:span text:style-name="Source_20_Text"><text:span text:style-name="T40">newImage <text:s text:c="2"/></text:span></text:span><text:span text:style-name="Source_20_Text"><text:span text:style-name="T41">(</text:span></text:span><text:span text:style-name="Source_20_Text"><text:span text:style-name="T39">git checkout </text:span></text:span><text:span text:style-name="Source_20_Text"><text:span text:style-name="T40">newImage; </text:span></text:span><text:span text:style-name="Source_20_Text"><text:span text:style-name="T41">git commit)</text:span></text:span></text:p>
      <text:p text:style-name="P36"><text:soft-page-break/>Кстати вот тебе совет, ты можешь создать новую ветку и переключиться на неё с помощью одной команды: <text:span text:style-name="T90">git checkout -b [yourbranchname].</text:span></text:p>
      <text:p text:style-name="P36"/>
      <text:p text:style-name="P22"><text:span text:style-name="Source_20_Text"><text:span text:style-name="T76">Ветки и слияния </text:span></text:span><text:span text:style-name="Source_20_Text"><text:span text:style-name="T77">(</text:span></text:span><text:span text:style-name="Source_20_Text"><text:span text:style-name="T75"> В какую ветку хочешь мержить в ту переходи (в мастер потом мерж name...)</text:span></text:span></text:p>
      <text:p text:style-name="P22"><text:span text:style-name="Source_20_Text"><text:span text:style-name="T72">Ок! Мы уже знаем, как создавать ветки и коммитить наши изменения. Теперь надо понять, как объединять изменения из двух разных веток. Очень удобно создать ветку, сделать свою часть работы в ней и потом объединить изменения из своей ветки с общими.</text:span></text:span></text:p>
      <text:p text:style-name="P22"><text:span text:style-name="Source_20_Text"><text:span text:style-name="T72">Первый способ объединения изменений, который мы рассмотрим - это git merge - слияние или просто мердж. Слияния в Git создают особый вид коммита, который имеет сразу двух родителей. Коммит с двумя родителями обычно означает, что мы хотим объединить изменения из одного коммита с другим коммитом и всеми их родительскими коммитами.</text:span></text:span></text:p>
      <text:p text:style-name="P22"><text:span text:style-name="Source_20_Text"><text:span text:style-name="T72">Слишком запутанно =) На схеме всё проще и понятнее.</text:span></text:span></text:p>
      <text:p text:style-name="P30">Вот у нас две ветки, каждая содержит по одному уникальному коммиту. Это означает, что ни одна из веток не содержит полный набор "работ", выполненных в этом репозитории. Можно исправить эту ситуацию, выполнив слияние.</text:p>
      <text:p text:style-name="P52">Находимся в ветке main</text:p>
      <text:p text:style-name="P32">Мы сделаем merge ветки bugFix в ветку main.</text:p>
      <text:p text:style-name="P33">git merge bugFix</text:p>
      <text:p text:style-name="P30"/>
      <text:p text:style-name="P30">Что мы видим? Во-первых, ветка main теперь указывает на коммит, у которого два родителя. Если проследовать по стрелкам от этого коммита, вы пройдёте через каждый коммит в дереве прямиком к началу. Это означает, что теперь в ветке main содержатся все изменения репозитория.</text:p>
      <text:p text:style-name="P30">Во-вторых, обрати внимание, как изменились цвета коммитов. Мы ввели цветовую дифференциацию, чтобы помочь пониманию. У каждой ветки — свой цвет. Каждый коммит становится того цвета, какого его ветка. Если в нём изменения сразу двух веток - он становится цветом, смешанным из цветов родительских веток.</text:p>
      <text:p text:style-name="P30">И вот мы видим, что цвет ветки main подмешан к каждому коммиту, а ветки bugFix - нет. Это можно поправить.</text:p>
      <text:p text:style-name="P30"/>
      <text:p text:style-name="P32">Смерджим ветку main в ветку bugFix.</text:p>
      <text:p text:style-name="P33">git checkout bugFix; git merge main</text:p>
      <text:p text:style-name="P30"><text:soft-page-break/>Так как ветка bugFix была предшественницей main, Git не делал ничего, только сдвинул bugFix на тот же коммит, где находится main</text:p>
      <text:p text:style-name="P30">Теперь все коммиты одного цвета, что означает, что каждая ветка содержит все изменения репозитория! Поздравляем!</text:p>
      <text:p text:style-name="P30"/>
      <text:p text:style-name="P35">Git Rebase</text:p>
      <text:p text:style-name="P30">Второй способ объединения изменений в ветках - это rebasing. При ребейзе Git по сути копирует набор коммитов и переносит их в другое место.</text:p>
      <text:p text:style-name="P30">Несмотря на то, что это звучит достаточно непонятно, преимущество rebase в том, что c его помощью можно делать чистые и красивые линейные последовательности коммитов. История коммитов будет чище, если вы применяете rebase.</text:p>
      <text:p text:style-name="P30">Посмотрим, как это работает…</text:p>
      <text:p text:style-name="P30">У нас здесь снова две ветки. Обрати внимание, что выбрана ветка bugFix (отмечена звёздочкой)</text:p>
      <text:p text:style-name="P30">Хочется сдвинуть наши изменения из bugFix прямо на вершину ветки main. Благодаря этому всё будет выглядеть, как будто эти изменения делались последовательно, хотя на самом деле - параллельно.</text:p>
      <text:p text:style-name="P30"/>
      <text:p text:style-name="P32">Применим git rebase.</text:p>
      <text:p text:style-name="P34">git rebase main</text:p>
      <text:p text:style-name="P37">Супер! Теперь изменения из bugFix находятся в конце ветки main и являют собой линейную последовательность коммитов.</text:p>
      <text:p text:style-name="P37">Обрати внимание, что коммит С3 до сих пор существует где-то, а С3' - это его "копия" в ветке main</text:p>
      <text:p text:style-name="P37">Единственная проблема - ветка main не обновлена до последних изменений. Это легко исправить.</text:p>
      <text:p text:style-name="P37"/>
      <text:p text:style-name="P34">Вот мы выбрали ветку main. Вперёд - сделаем rebase на bugFix.</text:p>
      <text:p text:style-name="P34">git <text:s/>rebase bugFix</text:p>
      <text:p text:style-name="P37">Вуаля! Так как main был предком bugFix, git просто сдвинул ссылку на main вперёд.</text:p>
      <text:p text:style-name="P37"/>
      <text:p text:style-name="P37"/>
      <text:p text:style-name="P37"/>
      <text:p text:style-name="P51"><text:soft-page-break/>Удаление локальной ветки</text:p>
      <text:p text:style-name="P37">Чтобы удалить локальную ветку в Git нужно выполнить команду (вместо mybranch необходимо поставить название ветки, которую вы хотите удалить):</text:p>
      <text:p text:style-name="P37"/>
      <text:p text:style-name="P50">git branch -d mybranch</text:p>
      <text:p text:style-name="P37">Обратите внимание на то, что ветка, которую вы удаляете, не должна быть вашей текущей веткой, в которой вы работаете, иначе отобразится ошибка вида:</text:p>
      <text:p text:style-name="P37">error: Cannot delete branch ’mybranch’ checked out at ’/path/to</text:p>
      <text:p text:style-name="P37">Поэтому, если вам нужно удалить текущую ветку, то сначала нужно переключиться на какую-либо другую ветку, а только потом выполнять удаление.</text:p>
      <text:p text:style-name="P37"/>
      <text:p text:style-name="P37">Если вдруг возникает ошибка: The branch ’mybranch’ is not fully merged. If you are sure you want to delete it и вы по прежнему хотите удалить ветку, то для принудительного удаления ветки можно воспользоваться опцией -D:</text:p>
      <text:p text:style-name="P50">git branch -D mybranch</text:p>
      <text:p text:style-name="P37">Удаление удаленной ветки</text:p>
      <text:p text:style-name="P37">Чтобы удалить удаленную (remote) ветку используется команда (вместо origin и mybranch необходимо поставить свои данные):</text:p>
      <text:p text:style-name="P37"/>
      <text:p text:style-name="P50">git push origin --delete mybranch</text:p>
      <text:p text:style-name="P37">Вместо --delete можно просто писать -d:</text:p>
      <text:p text:style-name="P37"/>
      <text:p text:style-name="P50">git push origin -d mybranch</text:p>
      <text:p text:style-name="P50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Verdana, Arial, sans-serif"/>
    <style:font-face style:name="PT Sans" svg:font-family="'PT Sans', Verdana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6:40:48.229472905</meta:creation-date>
    <dc:date>2021-03-21T17:33:10.133201988</dc:date>
    <meta:editing-duration>PT13H37M33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9" meta:paragraph-count="170" meta:word-count="1986" meta:character-count="12671" meta:non-whitespace-character-count="10814"/>
  </office:meta>
</office:document-meta>
</file>